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2" style:family="paragraph" style:parent-style-name="Standard">
      <style:paragraph-properties fo:margin-left="0in" fo:text-align="end"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5" style:family="text">
      <style:text-properties style:font-name="PT Mono" fo:font-size="8pt" fo:font-style="italic" style:font-size-asian="8pt" style:font-style-asian="italic" style:font-size-complex="8pt" style:font-style-complex="italic"/>
    </style:style>
    <style:style style:name="T356" style:family="text">
      <style:text-properties style:font-name="PT Mono" fo:font-size="8pt" style:font-size-asian="8pt" style:font-size-complex="8pt"/>
    </style:style>
    <style:style style:name="T357" style:family="text">
      <style:text-properties style:font-name="PT Mono" fo:font-size="8pt" officeooo:rsid="0252943a" style:font-size-asian="8pt" style:font-size-complex="8pt"/>
    </style:style>
    <style:style style:name="T358" style:family="text">
      <style:text-properties style:font-name="PT Mono" fo:font-size="8pt" officeooo:rsid="025f9a35" style:font-size-asian="8pt" style:font-size-complex="8pt"/>
    </style:style>
    <style:style style:name="T359" style:family="text">
      <style:text-properties style:font-name="PT Mono" fo:font-size="8pt" officeooo:rsid="0263d5aa" style:font-size-asian="8pt" style:font-size-complex="8pt"/>
    </style:style>
    <style:style style:name="T360" style:family="text">
      <style:text-properties style:font-name="PT Mono" fo:font-size="8pt" officeooo:rsid="0277ac53" style:font-size-asian="8pt" style:font-size-complex="8pt"/>
    </style:style>
    <style:style style:name="T361" style:family="text">
      <style:text-properties style:font-name="PT Mono" fo:font-size="8pt" officeooo:rsid="02850af3" style:font-size-asian="8pt" style:font-size-complex="8pt"/>
    </style:style>
    <style:style style:name="T362" style:family="text">
      <style:text-properties style:font-name="PT Mono" fo:font-size="8pt" officeooo:rsid="028d46ce" style:font-size-asian="8pt" style:font-size-complex="8pt"/>
    </style:style>
    <style:style style:name="T363" style:family="text">
      <style:text-properties style:font-name="PT Mono" fo:font-size="8pt" officeooo:rsid="029e9d3b" style:font-size-asian="8pt" style:font-size-complex="8pt"/>
    </style:style>
    <style:style style:name="T364" style:family="text">
      <style:text-properties style:font-name="PT Mono" fo:font-size="8pt" officeooo:rsid="02a5fdba" style:font-size-asian="8pt" style:font-size-complex="8pt"/>
    </style:style>
    <style:style style:name="T365" style:family="text">
      <style:text-properties style:font-name="PT Mono" fo:font-size="8pt" officeooo:rsid="02ac43da" style:font-size-asian="8pt" style:font-size-complex="8pt"/>
    </style:style>
    <style:style style:name="T366" style:family="text">
      <style:text-properties officeooo:rsid="0196f739"/>
    </style:style>
    <style:style style:name="T367" style:family="text">
      <style:text-properties officeooo:rsid="0197b448"/>
    </style:style>
    <style:style style:name="T368" style:family="text">
      <style:text-properties officeooo:rsid="01984360"/>
    </style:style>
    <style:style style:name="T369" style:family="text">
      <style:text-properties officeooo:rsid="0199a26c"/>
    </style:style>
    <style:style style:name="T370" style:family="text">
      <style:text-properties officeooo:rsid="01a115e3"/>
    </style:style>
    <style:style style:name="T371" style:family="text">
      <style:text-properties officeooo:rsid="01a2e96c"/>
    </style:style>
    <style:style style:name="T372" style:family="text">
      <style:text-properties officeooo:rsid="01cfad6a"/>
    </style:style>
    <style:style style:name="T373" style:family="text">
      <style:text-properties officeooo:rsid="01dba3a1"/>
    </style:style>
    <style:style style:name="T374" style:family="text">
      <style:text-properties officeooo:rsid="01e36506"/>
    </style:style>
    <style:style style:name="T375" style:family="text">
      <style:text-properties officeooo:rsid="01e48d0a"/>
    </style:style>
    <style:style style:name="T376" style:family="text">
      <style:text-properties officeooo:rsid="020714ee"/>
    </style:style>
    <style:style style:name="T377" style:family="text">
      <style:text-properties officeooo:rsid="02363a67"/>
    </style:style>
    <style:style style:name="T378" style:family="text">
      <style:text-properties officeooo:rsid="024327ec"/>
    </style:style>
    <style:style style:name="T37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6">moved to the couch and </text:span>read through my life since<text:span text:style-name="T366">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7"> . .I listened to a couple River Whyless songs while texting Maddy, Cait and then Scott, saying, </text:span></text:p>
      <text:p text:style-name="P217"><text:s text:c="2"/><text:span text:style-name="T367">"</text:span>no rush at all on the venmis but just checking it didn't get to the wrong Ross Montsinger... that guy's shady!!<text:span text:style-name="T367">"</text:span></text:p>
      <text:p text:style-name="P217"><text:span text:style-name="T367"><text:s text:c="3"/>Scott said, "</text:span>Oh shnap! <text:s/>Totally spaced! <text:s/>To much stoney wall staring!<text:span text:style-name="T367">" with a laugh-cry face, and then, "</text:span>will do now!<text:span text:style-name="T367">"</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7">Shattering the Hourglass</text:span> while trying to buy the Fillion journal I had been eyeing for weeks, but the purchase inexplicably <text:span text:style-name="T368">failed t</text:span>o <text:span text:style-name="T370">go</text:span> through. I took it as a sign and noticed it was slightly too small anyway, so I looked around for an alternative, possibly locally, until<text:span text:style-name="T368">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0">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7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0">for her,</text:span> a GF medium no-onion <text:span text:style-name="T371">w/ hop water</text:span>.</text:p>
      <text:p text:style-name="P219"><text:s text:c="3"/>I made it back to the park at six on the nose, but the power had not <text:span text:style-name="T371">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9">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7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7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3">plays drums on</text:span> the track a year <text:span text:style-name="T372">earlier </text:span><text:span text:style-name="T37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4">The Ross docket includes Wordle, Aldi, Izzy’s, journal edits, bath, shave, </text:span><text:span text:style-name="T375">make journal, clean kitchen, </text:span><text:span text:style-name="T37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6">H</text:span><text:span text:style-name="T224">: My mom is buzzing because she had so much fun with you guys</text:span></text:p>
      <text:p text:style-name="P157"><text:span text:style-name="T376">M</text:span><text:span text:style-name="T224">: I love her!</text:span></text:p>
      <text:p text:style-name="P156"><text:span text:style-name="T376">H</text:span><text:span text:style-name="T224">: She's pretty great imo</text:span></text:p>
      <text:p text:style-name="P156"><text:span text:style-name="T376">R</text:span><text:span text:style-name="T224">: Fun squad, lfg, I'm buzzin too</text:span></text:p>
      <text:p text:style-name="P270"><text:tab/>And it ain't the decaf</text:p>
      <text:p text:style-name="P156"><text:span text:style-name="T376">M</text:span><text:span text:style-name="T224">: I heard we're going bowling next?</text:span></text:p>
      <text:p text:style-name="P156"><text:span text:style-name="T376">R</text:span><text:span text:style-name="T224">: I look ready bc I am</text:span></text:p>
      <text:p text:style-name="P156"><text:span text:style-name="T376">H</text:span><text:span text:style-name="T224">: The decaf was pretty great but I'm just so happy <text:tab/>to hang out with y'all!</text:span></text:p>
      <text:p text:style-name="P158">M<text:span text:style-name="T125">: Yeeeeeee</text:span></text:p>
      <text:p text:style-name="P156"><text:span text:style-name="T37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9">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8">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51">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7">V</text:span><text:span text:style-name="T356">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5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6"/></text:p>
      <text:p text:style-name="P478"><text:span text:style-name="T356">Jason and I woke around the same time. We all drank coffee while Gary made breakfast burritos. We packed up camp while </text:span><text:span text:style-name="T359">he</text:span><text:span text:style-name="T356"> and Locke went to rent a pontoon. We loaded that up and it became apparent that I would be part of the rowing crew with Ben and Elisha since Locke’s car was full and Jason would only be going to Canton. </text:span></text:p>
      <text:p text:style-name="P478"><text:span text:style-name="T356"><text:s text:c="3"/>We rowed all the way there with only a short hangout/smoke near the rope swing. I navigated, which helped me feel like I </text:span><text:span text:style-name="T359">had</text:span><text:span text:style-name="T356"> contributed </text:span><text:span text:style-name="T355">something</text:span><text:span text:style-name="T356"> all weekend. We arrived at the dock, loaded Ben’s car. Elisha repacked his truck while Ben fastened the canoe to the roof. We said goodbye to Eli, started driving away.</text:span></text:p>
      <text:p text:style-name="P478"><text:span text:style-name="T356"><text:s text:c="3"/>I deleted a few first messages to Hannah. I didn’t want to seem </text:span><text:span text:style-name="T355">too</text:span><text:span text:style-name="T356"> eager to message her. I eventually said, “I'm alive and enriched! How's Germany??”</text:span></text:p>
      <text:p text:style-name="P478"><text:span text:style-name="T35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8">w/ a 20-ounce Coke</text:span><text:span text:style-name="T356">, took a bath. The water burned my legs. I started writing at the computer, ate some pizza and continued until 8:13.</text:span></text:p>
      <text:p text:style-name="P478"><text:span text:style-name="T356"/></text:p>
      <text:p text:style-name="P325">. . .</text:p>
      <text:p text:style-name="P478"><text:span text:style-name="T356"/></text:p>
      <text:p text:style-name="P479"><text:span text:style-name="T356">I slept til around 3AM, </text:span><text:span text:style-name="T359">then</text:span><text:span text:style-name="T356"> decided to shake out my sheets and remake my bed, which felt amazing. I soon had a message from Hannah. We chatted til about 5AM and I gave myself an electric shave + finished my Coca Cola.</text:span></text:p>
      <text:p text:style-name="P479"><text:span text:style-name="T356"/></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0">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0">Non-Alcoholic</text:span><text:span text:style-name="T272">?</text:span><text:span text:style-name="T350">”</text:span></text:p>
      <text:p text:style-name="P456"><text:span text:style-name="T35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60">V</text:span><text:span text:style-name="T356">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61">V</text:span><text:span text:style-name="T356">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4">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2">V</text:span><text:span text:style-name="T356">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3">V</text:span><text:span text:style-name="T356">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4">V</text:span><text:span text:style-name="T356">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5">V</text:span><text:span text:style-name="T356">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5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7"><text:span text:style-name="T272"/></text:p>
      <text:p text:style-name="P488"><text:span text:style-name="T272">/ / /</text:span></text:p>
      <text:p text:style-name="P488"><text:span text:style-name="T272"/></text:p>
      <text:p text:style-name="P489"><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9"><text:span text:style-name="T272"/></text:p>
      <text:p text:style-name="P490"><text:span text:style-name="T272">. . .</text:span></text:p>
      <text:p text:style-name="P489"><text:span text:style-name="T272"/></text:p>
      <text:p text:style-name="P491"><text:span text:style-name="T272">I loaded my drums into Kev’s car, made a coffee, rode to Boone, arriving at the same time as Ryan &amp; Melissa. We set up, sound checked, played a Moon &amp; You set, a Fwuit set, a MoonFwuit set, tore down, walked to Black Cat, enjoyed each other’s company and talked about our families.</text:span></text:p>
      <text:p text:style-name="P491"><text:span text:style-name="T27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span></text:p>
      <text:p text:style-name="P491"><text:span text:style-name="T272"><text:s text:c="3"/>We said our goodbyes, got in the car, rode home listening to the New Scott jams, Link Wray and a beautiful collection of songs by Wyndham. I put my drums back in the truck, went inside, ate grapes, looked at my phone, wrote, 11:07.</text:span></text:p>
      <text:p text:style-name="P491"><text:span text:style-name="T272"/></text:p>
      <text:p text:style-name="P492"><text:span text:style-name="T356">VIII.XXXI</text:span></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494"><text:span text:style-name="T348">. . .</text:span></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1T20:45:16.490128315</dc:date>
    <meta:editing-duration>P42DT1H50M30S</meta:editing-duration>
    <meta:editing-cycles>570</meta:editing-cycles>
    <meta:generator>LibreOffice/24.2.5.2$MacOSX_X86_64 LibreOffice_project/bffef4ea93e59bebbeaf7f431bb02b1a39ee8a59</meta:generator>
    <meta:print-date>2024-08-30T12:12:11.213530385</meta:print-date>
    <meta:document-statistic meta:table-count="0" meta:image-count="0" meta:object-count="0" meta:page-count="132" meta:paragraph-count="1084" meta:word-count="40418" meta:character-count="212409" meta:non-whitespace-character-count="171578"/>
  </office:meta>
</office:document-meta>
</file>